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-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formula="of:=AVERAGE([.A1:.A143])" office:value-type="float" office:value="2.11888111888112" calcext:value-type="float">
            <text:p>2,1188811189</text:p>
          </table:table-cell>
          <table:table-cell table:formula="of:=AVERAGE([.B1:.B143])" office:value-type="float" office:value="2.93706293706294" calcext:value-type="float">
            <text:p>2,9370629371</text:p>
          </table:table-cell>
          <table:table-cell table:formula="of:=AVERAGE([.C1:.C143])" office:value-type="float" office:value="6.04195804195804" calcext:value-type="float">
            <text:p>6,041958042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formula="of:=MEDIAN([.A1:.A143])" office:value-type="float" office:value="1" calcext:value-type="float">
            <text:p>1</text:p>
          </table:table-cell>
          <table:table-cell table:formula="of:=MEDIAN([.B1:.B143])" office:value-type="float" office:value="1" calcext:value-type="float">
            <text:p>1</text:p>
          </table:table-cell>
          <table:table-cell table:formula="of:=MEDIAN([.C1:.C143])" office:value-type="float" office:value="2" calcext:value-type="float">
            <text:p>2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formula="of:=STDEV([.A1:.A143])" office:value-type="float" office:value="7.35947172638103" calcext:value-type="float">
            <text:p>7,3594717264</text:p>
          </table:table-cell>
          <table:table-cell table:formula="of:=STDEV([.B1:.B143])" office:value-type="float" office:value="8.57626661545635" calcext:value-type="float">
            <text:p>8,5762666155</text:p>
          </table:table-cell>
          <table:table-cell table:formula="of:=STDEV([.C1:.C143])" office:value-type="float" office:value="30.4937939023928" calcext:value-type="float">
            <text:p>30,4937939024</text:p>
          </table:table-cell>
          <table:table-cell office:value-type="string" calcext:value-type="string">
            <text:p>stdd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6:53:23.944161938</dc:date>
    <meta:editing-duration>PT4M37S</meta:editing-duration>
    <meta:editing-cycles>2</meta:editing-cycles>
    <meta:generator>LibreOffice/5.1.6.2$Linux_X86_64 LibreOffice_project/10m0$Build-2</meta:generator>
    <meta:document-statistic meta:table-count="1" meta:cell-count="441" meta:object-count="0"/>
  </office:meta>
</office:document-meta>
</file>